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00000033067C31E64356474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2cm, 0cm, 0.552cm, -0.093cm)" draw:image-opacity="100%" style:mirror="none"/>
    </style:style>
    <style:style style:name="gr2" style:family="graphic" style:parent-style-name="standard">
      <style:graphic-properties draw:stroke="none" draw:fill-color="#800080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0008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1cm" svg:height="18.922cm" svg:x="0.908cm" svg:y="1.1cm">
          <draw:image xlink:href="Pictures/10000201000004200000033067C31E6435647491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10.327cm" svg:y="11.2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508cm" svg:height="0.508cm" svg:x="10.328cm" svg:y="8.4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508cm" svg:height="0.508cm" svg:x="10.329cm" svg:y="5.6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508cm" svg:height="0.508cm" svg:x="10.33cm" svg:y="2.9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508cm" svg:height="0.508cm" svg:x="10.33cm" svg:y="1.0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508cm" svg:height="0.508cm" svg:x="21.528cm" svg:y="11.2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508cm" svg:height="0.508cm" svg:x="21.529cm" svg:y="5.6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508cm" svg:height="0.508cm" svg:x="23.729cm" svg:y="2.9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8:34:12.525229822</meta:creation-date>
    <dc:date>2019-06-24T18:38:09.263881936</dc:date>
    <meta:editing-duration>PT3M57S</meta:editing-duration>
    <meta:editing-cycles>1</meta:editing-cycles>
    <meta:document-statistic meta:object-count="9"/>
    <meta:generator>LibreOffice/6.2.4.2$Linux_X86_64 LibreOffice_project/20$Build-2</meta:generator>
  </office:meta>
</office:document-meta>
</file>